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19.868cm"/>
    </style:style>
    <style:style style:name="co5" style:family="table-column">
      <style:table-column-properties fo:break-before="auto" style:column-width="7.7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6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ript : Si compo équipe null, prendre en compte la compo précédente</text:p>
          </table:table-cell>
          <table:table-cell table:number-columns-repeated="1022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2"/>
          <table:table-cell table:style-name="ce13" office:value-type="string">
            <text:p>Mode de jeu classique</text:p>
          </table:table-cell>
          <table:table-cell table:style-name="ce12" table:number-columns-repeated="3"/>
          <table:table-cell table:style-name="ce13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15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ffichage tonton pat dans écran Calendrier</text:p>
          </table:table-cell>
          <table:table-cell table:style-name="ce11" office:value-type="date" office:date-value="2018-02-17">
            <text:p>17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ffichage exempt dans calendrier pour les ligues avec un nombre impair</text:p>
          </table:table-cell>
          <table:table-cell table:style-name="ce11" office:value-type="date" office:date-value="2018-03-03">
            <text:p>03/03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nb coachs dans ligue lors création équipe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2"/>
          <table:table-cell table:style-name="ce13" office:value-type="string">
            <text:p>Mode de jeu expert</text:p>
          </table:table-cell>
          <table:table-cell table:style-name="ce12" table:number-columns-repeated="3"/>
          <table:table-cell table:style-name="ce13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12"/>
          <table:table-cell table:style-name="ce13" office:value-type="string">
            <text:p>Mode de jeu pipe</text:p>
          </table:table-cell>
          <table:table-cell table:style-name="ce12" table:number-columns-repeated="3"/>
          <table:table-cell table:style-name="ce13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2"/>
          <table:table-cell table:style-name="ce13" office:value-type="string">
            <text:p>Mode de jeu national</text:p>
          </table:table-cell>
          <table:table-cell table:style-name="ce12" table:number-columns-repeated="3"/>
          <table:table-cell table:style-name="ce13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2"/>
          <table:table-cell table:style-name="ce13" office:value-type="string">
            <text:p>Mode de jeu coupe/à la journée</text:p>
          </table:table-cell>
          <table:table-cell table:style-name="ce12" table:number-columns-repeated="3"/>
          <table:table-cell table:style-name="ce13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" table:style-name="ta1" table:print="false">
        <table:table-column table:style-name="co3" table:default-cell-style-name="ce17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5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5"/>
          <table:table-cell table:style-name="ce5" office:value-type="string">
            <text:p>MPL</text:p>
          </table:table-cell>
          <table:table-cell table:style-name="ce10" office:value-type="string">
            <text:p>Affichage 0 sur certaines notes quand statut « en cours » =&gt; le 0 n'apparait plus quand statut « Terminé »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5" office:value-type="string">
            <text:p>X</text:p>
          </table:table-cell>
          <table:table-cell table:style-name="ce10" office:value-type="string">
            <text:p>Pas de prise en compte des stats avec note à 0</text:p>
          </table:table-cell>
          <table:table-cell table:style-name="ce10" table:number-columns-repeated="1017"/>
        </table:table-row>
        <table:table-row table:style-name="ro5">
          <table:table-cell table:style-name="ce3" table:number-columns-repeated="2"/>
          <table:table-cell table:style-name="ce7" office:value-type="string">
            <text:p>Id joueur réel adverse pas mis à jour sur bonus « Dîner » + un seul but en BDD pour ce joueur (Ronny Lopes) au lieu de 2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5"/>
          <table:table-cell table:style-name="ce5" office:value-type="string">
            <text:p>TVE</text:p>
          </table:table-cell>
          <table:table-cell table:style-name="ce10" office:value-type="string">
            <text:p>Présence de numéro définitif à 0 =&gt; NULL attendu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5" office:value-type="string">
            <text:p>X</text:p>
          </table:table-cell>
          <table:table-cell table:style-name="ce10"/>
          <table:table-cell table:style-name="ce7" table:number-columns-repeated="1017"/>
        </table:table-row>
        <table:table-row table:style-name="ro5">
          <table:table-cell table:style-name="ce5"/>
          <table:table-cell table:style-name="ce5" office:value-type="string">
            <text:p>MPL</text:p>
          </table:table-cell>
          <table:table-cell table:style-name="ce10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5" office:value-type="string">
            <text:p>X</text:p>
          </table:table-cell>
          <table:table-cell table:style-name="ce10" office:value-type="string">
            <text:p>Modif nomenclature_tactique</text:p>
          </table:table-cell>
          <table:table-cell table:style-name="ce10" table:number-columns-repeated="1017"/>
        </table:table-row>
        <table:table-row table:style-name="ro5">
          <table:table-cell table:style-name="ce3" table:number-columns-repeated="2"/>
          <table:table-cell table:style-name="ce7" office:value-type="string">
            <text:p>Script : ajout du numero_definitif pour un joueur n'ayant pas joué et n'ayant pas pu être remplacé (tonton pat).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5"/>
          <table:table-cell table:style-name="ce5" office:value-type="string">
            <text:p>TVE</text:p>
          </table:table-cell>
          <table:table-cell table:style-name="ce10" office:value-type="string">
            <text:p>Script : score de Gaeul affiche 6 au lieu de 7 (csc pas pris en compte?)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5" office:value-type="string">
            <text:p>X</text:p>
          </table:table-cell>
          <table:table-cell table:style-name="ce10"/>
          <table:table-cell table:style-name="ce7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4/03/2018</text:date>, <text:time>09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04T09:35:45.73</dc:date>
    <dc:creator>Max Plaiz</dc:creator>
    <meta:editing-duration>PT13H32M12S</meta:editing-duration>
    <meta:editing-cycles>38</meta:editing-cycles>
    <meta:generator>OpenOffice/4.1.3$Win32 OpenOffice.org_project/413m1$Build-9783</meta:generator>
    <meta:document-statistic meta:table-count="2" meta:cell-count="98" meta:object-count="0"/>
  </office:meta>
</office:document-meta>
</file>